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.833cm"/>
    </style:style>
    <style:style style:name="Table2.C" style:family="table-column">
      <style:table-column-properties style:column-width="5.045cm"/>
    </style:style>
    <style:style style:name="Table2.D" style:family="table-column">
      <style:table-column-properties style:column-width="7.4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3.547cm"/>
    </style:style>
    <style:style style:name="Table1.C" style:family="table-column">
      <style:table-column-properties style:column-width="2.529cm"/>
    </style:style>
    <style:style style:name="Table1.D" style:family="table-column">
      <style:table-column-properties style:column-width="2.704cm"/>
    </style:style>
    <style:style style:name="Table1.E" style:family="table-column">
      <style:table-column-properties style:column-width="5.233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2.081cm" table:align="left"/>
    </style:style>
    <style:style style:name="Table3.A" style:family="table-column">
      <style:table-column-properties style:column-width="2.588cm"/>
    </style:style>
    <style:style style:name="Table3.B" style:family="table-column">
      <style:table-column-properties style:column-width="9.493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text-properties fo:font-size="28pt" style:font-size-asian="28pt" style:font-size-complex="28pt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le format specification for reqman glossary</text:p>
      <text:p text:style-name="Text_20_body">The requirements management tool Reqman stores project terms and their definitions in a glossary, <text:s/>which is described in this document.</text:p>
      <text:p text:style-name="Text_20_body">The glossary terms and their definitions are stored as plain text files under the <text:span text:style-name="Strong_20_Emphasis">glossary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7-0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First version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340_936813343" text:style-name="Index_20_Link" text:visited-style-name="Index_20_Link"><text:s/>1 Change history<text:tab/>1</text:a></text:p>
          <text:p text:style-name="P6"><text:a xlink:type="simple" xlink:href="#__RefHeading__342_936813343" text:style-name="Index_20_Link" text:visited-style-name="Index_20_Link"><text:s/>2 Table of contents<text:tab/>1</text:a></text:p>
          <text:p text:style-name="P6"><text:a xlink:type="simple" xlink:href="#__RefHeading__315_1848263920" text:style-name="Index_20_Link" text:visited-style-name="Index_20_Link"><text:s/>3 Glossary terms<text:tab/>1</text:a></text:p>
          <text:p text:style-name="P7"><text:a xlink:type="simple" xlink:href="#__RefHeading__317_1848263920" text:style-name="Index_20_Link" text:visited-style-name="Index_20_Link">Naming convention<text:tab/>1</text:a></text:p>
          <text:p text:style-name="P7"><text:a xlink:type="simple" xlink:href="#__RefHeading__319_1848263920" text:style-name="Index_20_Link" text:visited-style-name="Index_20_Link">File format<text:tab/>2</text:a></text:p>
          <text:p text:style-name="P8"><text:a xlink:type="simple" xlink:href="#__RefHeading__1215_1778500548" text:style-name="Index_20_Link" text:visited-style-name="Index_20_Link">Single line key values<text:tab/>2</text:a></text:p>
          <text:p text:style-name="P8"><text:a xlink:type="simple" xlink:href="#__RefHeading__1217_1778500548" text:style-name="Index_20_Link" text:visited-style-name="Index_20_Link">Multi line key values<text:tab/>2</text:a></text:p>
          <text:p text:style-name="P8"><text:a xlink:type="simple" xlink:href="#__RefHeading__1219_1778500548" text:style-name="Index_20_Link" text:visited-style-name="Index_20_Link">Legal key values<text:tab/>2</text:a></text:p>
          <text:p text:style-name="P7"><text:a xlink:type="simple" xlink:href="#__RefHeading__323_1848263920" text:style-name="Index_20_Link" text:visited-style-name="Index_20_Link">Status codes<text:tab/>2</text:a></text:p>
          <text:p text:style-name="P7"><text:a xlink:type="simple" xlink:href="#__RefHeading__325_1848263920" text:style-name="Index_20_Link" text:visited-style-name="Index_20_Link">Example<text:tab/>3</text:a></text:p>
        </text:index-body>
      </text:table-of-content>
      <text:h text:style-name="Heading_20_1" text:outline-level="1"><text:bookmark-start text:name="__RefHeading__315_1848263920"/>Glossary terms<text:bookmark-end text:name="__RefHeading__315_1848263920"/></text:h>
      <text:p text:style-name="Text_20_body">Each glossary term is stored in it's own file and contains name-value pairs describing its properties. The term is intended to be succinctly defined and has a status as to whether it is still applicable to the project .</text:p>
      <text:h text:style-name="Heading_20_2" text:outline-level="2"><text:bookmark-start text:name="__RefHeading__317_1848263920"/>Naming convention<text:bookmark-end text:name="__RefHeading__317_1848263920"/></text:h>
      <text:p text:style-name="Text_20_body">Term files are named as <text:span text:style-name="Strong_20_Emphasis">[short name].def</text:span>, <text:span text:style-name="Strong_20_Emphasis">[short name]</text:span> is best thought of as a terse description of the term. The file name may contain letters (upper- or lowercase), numbers, underscores(_), hyphens(-) and periods(.).</text:p>
      <text:p text:style-name="Text_20_body">A term could be for example <text:span text:style-name="Strong_20_Emphasis">apple-juicer.def</text:span>.</text:p>
      <text:h text:style-name="Heading_20_2" text:outline-level="2"><text:bookmark-start text:name="__RefHeading__319_1848263920"/><text:soft-page-break/>File format<text:bookmark-end text:name="__RefHeading__319_1848263920"/></text:h>
      <text:p text:style-name="Text_20_body">The file consists of key value pairs<text:span text:style-name="T2">.</text:span> White space between the key, colon and value is ignored. Keys are case insensitive. A key value pair can either be single line or multi line.</text:p>
      <text:h text:style-name="Heading_20_3" text:outline-level="3"><text:bookmark-start text:name="__RefHeading__1215_1778500548"/>Single line key values<text:bookmark-end text:name="__RefHeading__1215_1778500548"/></text:h>
      <text:p text:style-name="Text_20_body">[key]: [value]</text:p>
      <text:h text:style-name="Heading_20_3" text:outline-level="3"><text:bookmark-start text:name="__RefHeading__1217_1778500548"/>Multi line key values<text:bookmark-end text:name="__RefHeading__1217_1778500548"/></text:h>
      <text:p text:style-name="Text_20_body">Note that the value lines have double space at start of line.</text:p>
      <text:p text:style-name="Text_20_body">[key]:</text:p>
      <text:p text:style-name="Text_20_body"><text:s text:c="2"/>[value line 1]</text:p>
      <text:p text:style-name="Text_20_body"><text:s text:c="2"/>[value line 2]</text:p>
      <text:p text:style-name="Text_20_body"><text:s text:c="2"/>[value line 3]</text:p>
      <text:h text:style-name="Heading_20_3" text:outline-level="3"><text:bookmark-start text:name="__RefHeading__1219_1778500548"/>Legal key values<text:bookmark-end text:name="__RefHeading__1219_177850054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Key</text:p>
          </table:table-cell>
          <table:table-cell table:style-name="Table1.A1" office:value-type="string">
            <text:p text:style-name="P5">Value</text:p>
          </table:table-cell>
          <table:table-cell table:style-name="Table1.A1" office:value-type="string">
            <text:p text:style-name="P5">Required</text:p>
          </table:table-cell>
          <table:table-cell table:style-name="Table1.A1" office:value-type="string">
            <text:p text:style-name="P5">Default</text:p>
          </table:table-cell>
          <table:table-cell table:style-name="Table1.A1" office:value-type="string">
            <text:p text:style-name="P5">Note</text:p>
          </table:table-cell>
        </table:table-row>
        <table:table-row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3">[user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user that created the term, must be a valid user defined in the configuration</text:p>
          </table:table-cell>
        </table:table-row>
        <table:table-row>
          <table:table-cell table:style-name="Table1.A1" office:value-type="string">
            <text:p text:style-name="P3">Creat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Definiti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xplanation of term</text:p>
          </table:table-cell>
        </table:table-row>
        <table:table-row>
          <table:table-cell table:style-name="Table1.A1" office:value-type="string">
            <text:p text:style-name="P3">Not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pplemental information</text:p>
          </table:table-cell>
        </table:table-row>
        <table:table-row>
          <table:table-cell table:style-name="Table1.A1" office:value-type="string">
            <text:p text:style-name="P3">Rejected by</text:p>
          </table:table-cell>
          <table:table-cell table:style-name="Table1.A1" office:value-type="string">
            <text:p text:style-name="P3">[stakeholder]</text:p>
          </table:table-cell>
          <table:table-cell table:style-name="Table1.A1" office:value-type="string">
            <text:p text:style-name="P3">Only if status is <text:span text:style-name="T3">rejecte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User that rejected the term, must be valid user defined in the configuration</text:p>
          </table:table-cell>
        </table:table-row>
        <table:table-row>
          <table:table-cell table:style-name="Table1.A1" office:value-type="string">
            <text:p text:style-name="P3">Rejected on</text:p>
          </table:table-cell>
          <table:table-cell table:style-name="Table1.A1" office:value-type="string">
            <text:p text:style-name="P3">Date (yyyy-mm-dd)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Replaced by</text:p>
          </table:table-cell>
          <table:table-cell table:style-name="Table1.A1" office:value-type="string">
            <text:p text:style-name="P3">[term]</text:p>
          </table:table-cell>
          <table:table-cell table:style-name="Table1.A1" office:value-type="string">
            <text:p text:style-name="P3">Only if status is <text:span text:style-name="T3">replace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f status is replaced, then replaced by indicates which term or terms have replaced it</text:p>
          </table:table-cell>
        </table:table-row>
        <table:table-row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3">[status code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elaboration</text:p>
          </table:table-cell>
          <table:table-cell table:style-name="Table1.A1" office:value-type="string">
            <text:p text:style-name="P3">See below for list of status codes</text:p>
          </table:table-cell>
        </table:table-row>
        <table:table-row>
          <table:table-cell table:style-name="Table1.A1" office:value-type="string">
            <text:p text:style-name="P3">Status reas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T1">Yes, except if status </text:span><text:span text:style-name="Strong_20_Emphasis"><text:span text:style-name="T1">approv</text:span></text:span><text:span text:style-name="Strong_20_Emphasis"><text:span text:style-name="T1">ed</text:span></text:span><text:span text:style-name="T1"> or </text:span><text:span text:style-name="Strong_20_Emphasis"><text:span text:style-name="T1">elaboration</text:span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xplanation why requirement has a given status</text:p>
          </table:table-cell>
        </table:table-row>
        <table:table-row>
          <table:table-cell table:style-name="Table1.A1" office:value-type="string">
            <text:p text:style-name="P3">Term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term</text:p>
          </table:table-cell>
        </table:table-row>
        <table:table-row>
          <table:table-cell table:style-name="Table1.A1" office:value-type="string">
            <text:p text:style-name="P3">Todo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List of items that need doing</text:p>
          </table:table-cell>
        </table:table-row>
      </table:table>
      <text:h text:style-name="Heading_20_2" text:outline-level="2"><text:bookmark-start text:name="__RefHeading__323_1848263920"/>Status codes<text:bookmark-end text:name="__RefHeading__323_1848263920"/></text:h>
      <text:p text:style-name="Text_20_body">A glossary term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ode</text:p>
          </table:table-cell>
          <table:table-cell table:style-name="Table3.A1" office:value-type="string">
            <text:p text:style-name="P5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rejected</text:p>
          </table:table-cell>
          <table:table-cell table:style-name="Table3.A1" office:value-type="string">
            <text:p text:style-name="Table_20_Contents">No longer relevant to project</text:p>
          </table:table-cell>
        </table:table-row>
        <text:soft-page-break/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Term is relevant/in use</text:p>
          </table:table-cell>
        </table:table-row>
        <table:table-row>
          <table:table-cell table:style-name="Table3.A1" office:value-type="string">
            <text:p text:style-name="Table_20_Contents">replaced</text:p>
          </table:table-cell>
          <table:table-cell table:style-name="Table3.A1" office:value-type="string">
            <text:p text:style-name="Table_20_Contents">Term has been replaced by another</text:p>
          </table:table-cell>
        </table:table-row>
      </table:table>
      <text:list xml:id="list14437040531" text:style-name="L1">
        <text:list-item>
          <text:list>
            <text:list-header>
              <text:h text:style-name="P9" text:outline-level="2"><text:bookmark-start text:name="__RefHeading__325_1848263920"/>Example<text:bookmark-end text:name="__RefHeading__325_1848263920"/></text:h>
            </text:list-header>
          </text:list>
        </text:list-item>
      </text:list>
      <text:p text:style-name="Text_20_body">The following is an example of the term <text:span text:style-name="Strong_20_Emphasis">glossary/apple-juicer.def</text:span>.</text:p>
      <text:p text:style-name="Preformatted_20_Text">Created by : oliver</text:p>
      <text:p text:style-name="Preformatted_20_Text">Created on : 2012-06-24</text:p>
      <text:p text:style-name="Preformatted_20_Text">Definition : Machine for extracting juice from an apple</text:p>
      <text:p text:style-name="Preformatted_20_Text">Replaced by : juicer</text:p>
      <text:p text:style-name="Preformatted_20_Text">Status : replaced</text:p>
      <text:p text:style-name="Preformatted_20_Text">Status reason : Term too specific, replaced with generic term for a machine that can juice more than one type of frui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7-07T13:11:58</dc:date>
    <meta:editing-duration>PT4H46M45S</meta:editing-duration>
    <meta:editing-cycles>18</meta:editing-cycles>
    <meta:document-statistic meta:table-count="3" meta:image-count="0" meta:object-count="0" meta:page-count="3" meta:paragraph-count="110" meta:word-count="492" meta:character-count="2819" meta:non-whitespace-character-count="2469"/>
  </office:meta>
</office:document-meta>
</file>